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6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84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loext:decorative="false"/>
      <style:paragraph-properties style:writing-mode="lr-tb"/>
    </style:style>
    <style:style style:name="co1" style:family="table-column">
      <style:table-column-properties style:column-width="1.421cm" style:use-optimal-column-width="false"/>
    </style:style>
    <style:style style:name="co2" style:family="table-column">
      <style:table-column-properties style:column-width="1.42cm" style:use-optimal-column-width="false"/>
    </style:style>
    <style:style style:name="ro1" style:family="table-row">
      <style:table-row-properties style:row-height="0.976cm" style:use-optimal-row-height="false"/>
    </style:style>
    <style:style style:name="ro2" style:family="table-row">
      <style:table-row-properties style:row-height="0.979cm" style:use-optimal-row-height="false"/>
    </style:style>
    <style:style style:name="ro3" style:family="table-row">
      <style:table-row-properties style:row-height="0.939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7.103cm" svg:height="4.882cm" svg:x="1.877cm" svg:y="4.3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/>
              <table:table-cell>
                <text:p>00</text:p>
              </table:table-cell>
              <table:table-cell>
                <text:p>01</text:p>
              </table:table-cell>
              <table:table-cell>
                <text:p>11</text:p>
              </table:table-cell>
              <table:table-cell>
                <text:p>10</text:p>
              </table:table-cell>
            </table:table-row>
            <table:table-row table:style-name="ro1" table:default-cell-style-name="bg-none">
              <table:table-cell>
                <text:p>00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>
                <text:p>01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>
                <text:p>11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bg-none">
              <table:table-cell>
                <text:p>10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layer="layout" svg:width="7.103cm" svg:height="4.882cm" svg:x="6.153cm" svg:y="11.90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 table:style-name="ce1">
                <text:p text:style-name="P1"><text:span text:style-name="T1">0</text:span></text:p>
              </table:table-cell>
              <table:table-cell>
                <text:p>00</text:p>
              </table:table-cell>
              <table:table-cell>
                <text:p>01</text:p>
              </table:table-cell>
              <table:table-cell>
                <text:p>11</text:p>
              </table:table-cell>
              <table:table-cell>
                <text:p>10</text:p>
              </table:table-cell>
            </table:table-row>
            <table:table-row table:style-name="ro1" table:default-cell-style-name="bg-none">
              <table:table-cell>
                <text:p>00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>
                <text:p>01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>
                <text:p>11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bg-none">
              <table:table-cell>
                <text:p>10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" draw:text-style-name="P2" draw:layer="layout" svg:width="3.216cm" svg:height="0.975cm" svg:x="1.635cm" svg:y="3.073cm">
          <draw:text-box>
            <text:p>Domain 0</text:p>
          </draw:text-box>
        </draw:frame>
        <draw:frame draw:style-name="gr3" draw:text-style-name="P2" draw:layer="layout" svg:width="3.216cm" svg:height="0.962cm" svg:x="5.953cm" svg:y="10.452cm">
          <draw:text-box>
            <text:p>Domain 1</text:p>
          </draw:text-box>
        </draw:frame>
        <draw:frame draw:style-name="gr1" draw:layer="layout" svg:width="7.103cm" svg:height="4.845cm" svg:x="6.113cm" svg:y="18.1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3" table:default-cell-style-name="bg-none">
              <table:table-cell table:style-name="ce1">
                <text:p text:style-name="P1"><text:span text:style-name="T1">1</text:span></text:p>
              </table:table-cell>
              <table:table-cell>
                <text:p>00</text:p>
              </table:table-cell>
              <table:table-cell>
                <text:p>01</text:p>
              </table:table-cell>
              <table:table-cell>
                <text:p>11</text:p>
              </table:table-cell>
              <table:table-cell>
                <text:p>10</text:p>
              </table:table-cell>
            </table:table-row>
            <table:table-row table:style-name="ro1" table:default-cell-style-name="bg-none">
              <table:table-cell>
                <text:p>00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>
                <text:p>01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>
                <text:p>11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bg-none">
              <table:table-cell>
                <text:p>10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4" draw:text-style-name="P2" draw:layer="layout" svg:width="13.807cm" svg:height="0.962cm" svg:x="1.679cm" svg:y="1.762cm">
          <draw:text-box>
            <text:p>A worksheet for visualizing a RegionCorr value.</text:p>
          </draw:text-box>
        </draw:frame>
        <draw:frame draw:style-name="gr4" draw:text-style-name="P2" draw:layer="layout" svg:width="17.867cm" svg:height="2.384cm" svg:x="1.762cm" svg:y="24.241cm">
          <draw:text-box>
            <text:p>A reasonable convention may be to make the first bit of a</text:p>
            <text:p>Domain 1 value the selector. Zero for <text:s/>the top 2x2 K-Map, one</text:p>
            <text:p>for the bottom 2x2 K-Map. <text:s/>The two K-Maps are adjacent.</text:p>
          </draw:text-box>
        </draw:frame>
      </draw:page>
      <draw:page draw:name="page2" draw:style-name="dp1" draw:master-page-name="Default">
        <draw:frame draw:style-name="gr4" draw:text-style-name="P2" draw:layer="layout" svg:width="18.007cm" svg:height="3.095cm" svg:x="1.762cm" svg:y="2.397cm">
          <draw:text-box>
            <text:p>For a 6-bit domain, there would be four K-Maps, with selectors</text:p>
            <text:p>00, 01, 11, 10.</text:p>
            <text:p/>
            <text:p>For the K-map 00, K-Maps 10 and 01 would be adjacent.</text:p>
          </draw:text-box>
        </draw:frame>
        <draw:frame draw:style-name="gr5" draw:text-style-name="P2" draw:layer="layout" svg:width="18.286cm" svg:height="3.806cm" svg:x="1.73cm" svg:y="6.461cm">
          <draw:text-box>
            <text:p>For a 7-bit domain, there would be eight K-Maps, with selectors</text:p>
            <text:p>000, 001, 010, 011, 100, 101, 110, 111.</text:p>
            <text:p/>
            <text:p>For the K-Map 000, K-Maps 100, 010, and 001 would be</text:p>
            <text:p>adjacent.</text:p>
          </draw:text-box>
        </draw:frame>
        <draw:frame draw:style-name="gr6" draw:text-style-name="P2" draw:layer="layout" svg:width="3.326cm" svg:height="0.962cm" svg:x="1.488cm" svg:y="25.728cm">
          <draw:text-box>
            <text:p>3/20/2026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7T17:23:48.349975779</meta:creation-date>
    <meta:print-date>2026-03-17T17:31:21.152577760</meta:print-date>
    <dc:date>2026-03-20T23:57:43.375398353</dc:date>
    <meta:editing-duration>PT27M6S</meta:editing-duration>
    <meta:editing-cycles>7</meta:editing-cycles>
    <meta:generator>LibreOffice/24.2.7.2$Linux_X86_64 LibreOffice_project/420$Build-2</meta:generator>
    <meta:document-statistic meta:object-count="10"/>
  </office:meta>
</office:document-meta>
</file>